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7710" officeooo:paragraph-rsid="00197710"/>
    </style:style>
    <style:style style:name="P2" style:family="paragraph" style:parent-style-name="Standard">
      <style:text-properties style:text-underline-style="solid" style:text-underline-width="auto" style:text-underline-color="font-color" officeooo:rsid="00197710" officeooo:paragraph-rsid="00197710"/>
    </style:style>
    <style:style style:name="P3" style:family="paragraph" style:parent-style-name="Standard">
      <style:text-properties style:text-underline-style="solid" style:text-underline-width="auto" style:text-underline-color="font-color" officeooo:rsid="0019da6a" officeooo:paragraph-rsid="0019da6a"/>
    </style:style>
    <style:style style:name="P4" style:family="paragraph" style:parent-style-name="Standard">
      <style:text-properties style:text-underline-style="none" officeooo:rsid="00197710" officeooo:paragraph-rsid="00197710"/>
    </style:style>
    <style:style style:name="P5" style:family="paragraph" style:parent-style-name="Standard">
      <style:text-properties style:text-underline-style="none" officeooo:rsid="0019d7ef" officeooo:paragraph-rsid="0019d7ef"/>
    </style:style>
    <style:style style:name="P6" style:family="paragraph" style:parent-style-name="Standard">
      <style:text-properties style:text-underline-style="none" officeooo:rsid="0019da6a" officeooo:paragraph-rsid="0019da6a"/>
    </style:style>
    <style:style style:name="P7" style:family="paragraph" style:parent-style-name="Standard">
      <style:text-properties style:text-underline-style="solid" style:text-underline-width="auto" style:text-underline-color="font-color" officeooo:rsid="00197710" officeooo:paragraph-rsid="001bc3d0"/>
    </style:style>
    <style:style style:name="T1" style:family="text">
      <style:text-properties officeooo:rsid="0019da6a"/>
    </style:style>
    <style:style style:name="T2" style:family="text">
      <style:text-properties officeooo:rsid="001bc3d0"/>
    </style:style>
    <style:style style:name="T3" style:family="text">
      <style:text-properties officeooo:rsid="001da1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Boletín 7</text:p>
      <text:p text:style-name="P2">Ejercicio1</text:p>
      <text:p text:style-name="P4">Es syscall (en syscall.c), que es el punto donde se procesan las llamadas al sistema.</text:p>
      <text:p text:style-name="P4"/>
      <text:p text:style-name="P7">Ejercicio2</text:p>
      <text:p text:style-name="P5">Entra en Vectors.S en alltraps (g<text:span text:style-name="T3">ua</text:span>rda en pila lo necesario, trapframe, punteros pila, etc. y luego hace <text:s/>una llamada a trap). La llamada que se utiliza es open. <text:span text:style-name="T1">Se guarda todo el trapframe.</text:span></text:p>
      <text:p text:style-name="P5"/>
      <text:p text:style-name="P3">Ejercicio3</text:p>
      <text:p text:style-name="P6"/>
      <text:p text:style-name="P3">Ejercicio4</text:p>
      <text:p text:style-name="P6">syscall.h <text:span text:style-name="T2">(sysfile.c!! argfd) argi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6:07:25.786576184</meta:creation-date>
    <dc:date>2016-11-30T16:14:32.482804051</dc:date>
    <meta:editing-duration>PT49M1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9" meta:word-count="58" meta:character-count="361" meta:non-whitespace-character-count="309"/>
  </office:meta>
</office:document-meta>
</file>